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paragraph-properties fo:margin-top="0cm" fo:margin-bottom="0cm" loext:contextual-spacing="false" fo:line-height="100%" fo:orphans="0" fo:widows="0"/>
    </style:style>
    <style:style style:name="P3"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style:font-name="Liberation Serif" fo:font-size="12pt" style:font-name-asian="Liberation Serif1" style:font-size-asian="12pt" style:font-name-complex="Liberation Serif1" style:font-size-complex="12pt"/>
    </style:style>
    <style:style style:name="T3" style:family="text">
      <style:text-properties fo:color="#000080" style:font-name="Liberation Serif" fo:font-size="12pt" style:text-underline-style="solid" style:text-underline-width="auto" style:text-underline-color="font-color" style:font-name-asian="Liberation Serif1" style:font-size-asian="12pt" style:font-name-complex="Liberation Serif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itam w drugim artykule z serii „Recenzje obrazów”. Dzisiaj chciałbym rzucić okiem na prace jednego z niewielu artystów, który wciąż przyjmuje requesty i wykonuje je za darmo. Mowa tutaj o Curtiss’iePL, znanym również jako WilkU. Jego dzieła znajdziecie tutaj: <text:a xlink:type="simple" xlink:href="http://curtisspl.deviantart.com/" text:style-name="Internet_20_link" text:visited-style-name="Visited_20_Internet_20_Link"><text:span text:style-name="T1">http://curtisspl.deviantart.com</text:span></text:a></text:p>
      <text:p text:style-name="P1"/>
      <text:p text:style-name="P1"><text:a xlink:type="simple" xlink:href="http://pre15.deviantart.net/f419/th/pre/i/2016/242/b/c/curtiss_by_curtisspl-dafvii6.png" text:style-name="Internet_20_link" text:visited-style-name="Visited_20_Internet_20_Link"><text:span text:style-name="T1">http://pre15.deviantart.net/f419/th/pre/i/2016/242/b/c/curtiss_by_curtisspl-dafvii6.png</text:span></text:a></text:p>
      <text:p text:style-name="P1"/>
      <text:p text:style-name="P1">Rysunek 1</text:p>
      <text:p text:style-name="P1"/>
      <text:p text:style-name="P1"/>
      <text:p text:style-name="P1">Rysunek pierwszy przedstawia postać stworzoną przez omawianego twórcę. Jest to jasnoszary pegaz z: białą rozczochraną grzywą, pomarańczowymi oczami i znaczkiem złożonym z: skrzydła nietoperza, klucza francuskiego i koła zębatego. Nosi on skórzane buty, czerwoną kokardkę, zieloną chustę i podwieszone na niej okulary spawacza. Uśmiecha się i patrzy przyjaźnie w stronę widza. </text:p>
      <text:p text:style-name="P1"/>
      <text:p text:style-name="P1">Anatomicznie obraz jest całkowicie poprawny: proporcje części ciała są odpowiednie. Interesująca wydają się kokarda zawiązana na środku ogona – coś takiego widzę chyba po raz pierwszy w życiu – oraz dość nieregularne ucho (czyżby to był kucoperz?). Za ciekawy należy uznać kontrast, który tworzy się dzięki cieniowaniu: urozmaica on obraz i podkreśla różnicę barw między grzywą i resztą ciała. Jednakże „sól” tego dzieła stanowi coś innego – szczegółowość. Widać pracę, jaką włożono w oddanie chaotycznego ułożenia włosów i wyglądu skórzanych butów. Bez tego nie można byłoby mówić o głębi i klimacie „mechanika, który dopiero wrócił z pracy”, który udało się oddać pomimo braku tła.</text:p>
      <text:p text:style-name="P1"/>
      <text:p text:style-name="P1"><text:a xlink:type="simple" xlink:href="http://img05.deviantart.net/c33c/i/2016/256/0/0/chan_by_curtisspl-dagtqv9.png" text:style-name="Internet_20_link" text:visited-style-name="Visited_20_Internet_20_Link"><text:span text:style-name="T1">http://img05.deviantart.net/c33c/i/2016/256/0/0/chan_by_curtisspl-dagtqv9.png</text:span></text:a></text:p>
      <text:p text:style-name="P1"/>
      <text:p text:style-name="P1">Rysunek 2</text:p>
      <text:p text:style-name="P1"/>
      <text:p text:style-name="P1">Dzieło drugie nazywa się „Chan”. Dokładnie tak brzmiał tytuł władców Imperium Mongołów, co prawdopodobnie ma oznaczać, iż kuc ukazany na nim jest wojownikiem. Pancerz i zamontowana na łańcuchu końcówka siekiery trzymana magią <text:s text:c="2"/>potwierdzają to. Od tego azjatyckiego kontekstu dość mocno odstają rogi, które – według popkultury (chociaż w rzeczywistości tak nie jest) – są atrybutem Wikingów. Teorię skandynawską potwierdza również fakt, iż skośnoocy walczyli na koniach i często korzystali z łuków, a w tym przypadku nie ma o tym mowy. </text:p>
      <text:p text:style-name="P1"/>
      <text:p text:style-name="P1">Anatomicznie i pod względem proporcji wszystko znajduje się na swoim miejscu, nic nie odstaje ani nie rzuca się w oczy. Ciekawa jest natomiast kolorystyka – zielone oczy oraz magia (razem z otoczonym przez nią toporem) kontrastują z ciemnymi barwami pozostałych przedmiotów i kuca.</text:p>
      <text:p text:style-name="P1"/>
      <text:p text:style-name="P1">Jednakże największe zalety to cieniowanie, dodające realizmu oraz fazy pośredniej między czystą zielenią a resztą i szczegółowość. Widać nieład włosów i rysy na zbroi, co pokazuje, iż kuc ma doświadczenie w swej profesji.</text:p>
      <text:p text:style-name="P1"/>
      <text:p text:style-name="P1"><text:a xlink:type="simple" xlink:href="http://pre06.deviantart.net/feda/th/pre/i/2016/260/b/6/applejack_by_curtiss_by_curtisspl-dahxdzy.png" text:style-name="Internet_20_link" text:visited-style-name="Visited_20_Internet_20_Link"><text:span text:style-name="T1">http://pre06.deviantart.net/feda/th/pre/i/2016/260/b/6/applejack_by_curtiss_by_curtisspl-dahxdzy.png</text:span></text:a></text:p>
      <text:p text:style-name="P1"><text:soft-page-break/></text:p>
      <text:p text:style-name="P1">Rysunek 3</text:p>
      <text:p text:style-name="P1"/>
      <text:p text:style-name="P1">Trzeci rysunek przedstawia Applejack. Kolorystycznie jest to bardzo ciekawe dzieło – mamy jasną część, reprezentowaną przez żółte włosy, fazę pośrednią w postaci futra pokrywającego większość ciała i ciemność, na którą składają się kopyta oraz kapelusz z jego cieniem. Powstała dzięki temu mieszanka nie razi w oczy i nie nudzi.</text:p>
      <text:p text:style-name="P1"/>
      <text:p text:style-name="P1">Poza jest dość interesująca: rzadko spotyka się kuce, które stoją i jednocześnie mają jedną nogę ustawioną <text:s/>tak, jakby podpierały się, siedząc przed jakimś biurkiem. Być może bohaterka o czymś myśli, albo po prostu drapie się po szyi?</text:p>
      <text:p text:style-name="P1"/>
      <text:p text:style-name="P1">Największą zaletę stanowi szczegółowość: widać, że kapelusz był noszony bardzo wiele razy, a włosy nie są zbyt czyste (gdyby takie były, to różnice w odcieniach, jakie da się zaobserwować na ogonie, raczej by nie wystąpiły).</text:p>
      <text:p text:style-name="P1"/>
      <text:p text:style-name="P1">Jedyną wadę stanowią czarne linie na włosach zakrywających oko – nie ma sensu, aby w ogóle się pojawiały (brwi raczej nie widać przez naturalną zasłonę), poza tym burzą harmonię kolorów i wyglądają jak dziury w papierze.</text:p>
      <text:p text:style-name="P1"/>
      <text:p text:style-name="P1"><text:a xlink:type="simple" xlink:href="http://pre13.deviantart.net/50e5/th/pre/i/2016/265/b/d/starlight_g_by_curtisspl-daiigfh.png" text:style-name="Internet_20_link" text:visited-style-name="Visited_20_Internet_20_Link"><text:span text:style-name="T1">http://pre13.deviantart.net/50e5/th/pre/i/2016/265/b/d/starlight_g_by_curtisspl-daiigfh.png</text:span></text:a></text:p>
      <text:p text:style-name="P1"/>
      <text:p text:style-name="P1">Rysunek 4</text:p>
      <text:p text:style-name="P1"/>
      <text:p text:style-name="P1">Czwarty obiekt ukazuje jednego z nawróconych złoczyńców – Starlight Glimmer. Sposób jej pokazania jest oryginalny – nie walczy, z nikim nie rozmawia ani nie robi żadnej ważnej, ciekawej, bądź nawiązującej do „komunistycznych” czasów rzeczy, tylko je popcorn. Stanowi to główną zaletę dzieła: szczegółowych i ładnych obrazów z klaczą powstało już wiele, ale rzadko kiedy ukazuje się ją przy zwykłych czynnościach.</text:p>
      <text:p text:style-name="P1"/>
      <text:p text:style-name="P1">Kolejny plus stanowią oświetlenie i kolorystyka – udało się stworzyć lekki kontrast pomiędzy jasno-niebieską częścią grzywy i różem ciała a ciemnym fioletem magii, niektórych włosów w ogonie i czernią w oczach. Anatomia i proporcje są bez zarzutu. Wartość dodaną stanowi również szczegółowość, której naczelnymi przykładami są dwa ziarna, które upadły na ziemę, i jaśniejsze miejsca w aurze czaru.</text:p>
      <text:p text:style-name="P1"/>
      <text:p text:style-name="P1">Nieźle wyszła również poza – klacz niby stoi, ale jednak jedna z nóg jest lekko ugięta.</text:p>
      <text:p text:style-name="P1"/>
      <text:p text:style-name="P1">Stosunkowo niewielką – i niezauważalną na pierwszy rzut oka – wadą jest to, iż oko Starlight, które powinno być zasłonięte przez grzywę, lekko przez nią prześwituje. Owa przeźroczystość występuje jedynie na tym jednym obszarze, zatem stanowi wyjątek, który ani nie wydaje się być potrzebny, ani nie mógłby wystąpić w realnym świecie, czy nawet w Equestrii.</text:p>
      <text:p text:style-name="P1"/>
      <text:p text:style-name="P1"><text:a xlink:type="simple" xlink:href="http://pre09.deviantart.net/4171/th/pre/i/2016/274/9/8/chibi_sweetie_plant_by_curtisspl-dajhi9z.png" text:style-name="Internet_20_link" text:visited-style-name="Visited_20_Internet_20_Link"><text:span text:style-name="T1">http://pre09.deviantart.net/4171/th/pre/i/2016/274/9/8/chibi_sweetie_plant_by_curtisspl-dajhi9z.png</text:span></text:a></text:p>
      <text:p text:style-name="P1"/>
      <text:p text:style-name="P1">Rysunek 5</text:p>
      <text:p text:style-name="P1"><text:soft-page-break/></text:p>
      <text:p text:style-name="P1">Piąte dzieło ukazuje nam oryginalną postać – „Sweetie Plant” należącą do Celly-Celly. Bardzo ciekawie wyszedł tutaj kontrast, za co pochwalić należy zarówno właścicielkę klaczy, jak i artystę. Czerwień kokard pojawia się akurat na grzywie, gdzie dominuje zieleń, a włosy ułożono tuż obok zarumienionych policzków. Dzięki temu w dziele nie ma nudnej monotonii.</text:p>
      <text:p text:style-name="P1"/>
      <text:p text:style-name="P1">Anatomia i proporcje są prawidłowe. Jeśli chodzi o pozę, to autor po raz kolejny nie poszedł po linii najmniejszego oporu i – dzięki zagięciu jednej z nóg – urozmaicił pozycję kuca. Największą zaletę stanowią jednak drobne szczegóły, takie jak oddzielenie kopyta od reszty nogi, czy nadanie włosom odpowiedniej objętości. Widać, iż WilkU wkłada dużo czasu i energii w swoje dzieła.</text:p>
      <text:p text:style-name="P1"/>
      <text:p text:style-name="P1"><text:a xlink:type="simple" xlink:href="http://img04.deviantart.net/a63e/i/2016/278/e/1/szarki_s_oc_by_curtisspl-dajz5qd.png" text:style-name="Internet_20_link" text:visited-style-name="Visited_20_Internet_20_Link"><text:span text:style-name="T1">http://img04.deviantart.net/a63e/i/2016/278/e/1/szarki_s_oc_by_curtisspl-dajz5qd.png</text:span></text:a></text:p>
      <text:p text:style-name="P1"/>
      <text:p text:style-name="P1">Rysunek 6</text:p>
      <text:p text:style-name="P1"/>
      <text:p text:style-name="P1">Ostatnie omówione w tym artykule dzieło ukazuje kolejnego OCka. Jest on własnością Szarika181. Zacznę od kontrastu tworzonego przez jasną czerwień oraz biel i ciemne uzbrojenie z brązowym ubraniem. Kolory mapy oraz kompasu tylko zwielokrotniają różnorodność i pozytywne wrażenie.</text:p>
      <text:p text:style-name="P1"/>
      <text:p text:style-name="P1">Tym razem autor poszedł na całość i nie bawił się w łamanie monotonii pozy za pomocą jednej części ciała: tutaj wszystko jest oryginalne. Kuc chyli się nad mapą, którą położono na ziemi bądź trawie – kolorowy koń z pewnością nie znajduje się we wnętrzu żadnego budynku będącego się w dobrym stanie, gdyż wtedy kawałek papieru umiejscowionoby na jakimś stole, a Szarik nie musiałby się męczyć.</text:p>
      <text:p text:style-name="P1"/>
      <text:p text:style-name="P1">Moim zdaniem bohater uczestniczy w zabawie airsoft bądź innym wydarzeniu tego typu – wskazuje na to broń. Jednakże sama jej obecność nie dowodzi tego, iż mamy do czynienia z prawdziwą wojną – OC nie nosi żadnego pancerza ani nawet kamizelki, która chroniłaby przed kulami, a jego niczym niemaskowane biało-czerwone barwy będą widoczne wszędzie i zawsze.</text:p>
      <text:p text:style-name="P1"/>
      <text:p text:style-name="P2"><text:span text:style-name="T2">Baner (</text:span><text:a xlink:type="simple" xlink:href="https://derpicdn.net/img/2016/8/3/1215777/large.png" text:style-name="Internet_20_link" text:visited-style-name="Visited_20_Internet_20_Link"><text:span text:style-name="T3">źródło</text:span></text:a><text:span text:style-name="T2"> i </text:span><text:a xlink:type="simple" xlink:href="http://imgur.com/69FqTBd" text:style-name="Internet_20_link" text:visited-style-name="Visited_20_Internet_20_Link"><text:span text:style-name="T3">przycięta grafika</text:span></text:a><text:span text:style-name="T2">)</text:span></text:p>
      <text:p text:style-name="P2"><text:a xlink:type="simple" xlink:href="http://curtisspl.deviantart.com/" text:style-name="Internet_20_link" text:visited-style-name="Visited_20_Internet_20_Link"><text:span text:style-name="T3">źródło wszystkich obrazków poza banerem</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date>2016-11-05T21:40:19.577000000</dc:date>
    <meta:editing-duration>PT3H29M17S</meta:editing-duration>
    <meta:editing-cycles>1</meta:editing-cycles>
    <meta:document-statistic meta:table-count="0" meta:image-count="0" meta:object-count="0" meta:page-count="3" meta:paragraph-count="33" meta:word-count="975" meta:character-count="7076" meta:non-whitespace-character-count="6109"/>
  </office:meta>
</office:document-meta>
</file>